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1.337cm" fo:min-width="0cm" draw:shadow-opacity="100%" loext:decorative="false"/>
    </style:style>
    <style:style style:name="gr2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4.512cm" fo:min-width="8.707cm" draw:shadow-opacity="50%" loext:decorative="false"/>
    </style:style>
    <style:style style:name="gr3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3.56cm" fo:min-width="7.12cm" draw:shadow-opacity="50%" loext:decorative="false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2.45cm" fo:min-width="10.295cm" draw:shadow-opacity="0%" loext:decorative="false"/>
    </style:style>
    <style:style style:name="gr5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1.337cm" fo:min-width="2.357cm" draw:shadow-opacity="50%" loext:decorative="false"/>
    </style:style>
    <style:style style:name="gr6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.068cm" fo:min-width="0.77cm" draw:shadow-opacity="100%" loext:decorative="false"/>
    </style:style>
    <style:style style:name="gr7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cm" fo:min-width="1.405cm" draw:shadow-opacity="100%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385cm" fo:min-width="0.77cm" draw:shadow-opacity="50%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385cm" fo:min-width="0.135cm" draw:shadow-opacity="50%" loext:decorative="false"/>
    </style:style>
    <style:style style:name="gr13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0.385cm" fo:min-width="0.136cm" draw:shadow-opacity="50%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77cm" loext:decorative="false"/>
      <style:paragraph-properties style:writing-mode="lr-tb"/>
    </style:style>
    <style:style style:name="gr16" style:family="graphic" style:parent-style-name="standard">
      <style:graphic-properties draw:opacity="100%" draw:textarea-horizontal-align="justify" draw:textarea-vertical-align="middle" draw:auto-grow-height="false" fo:min-height="2.925cm" fo:min-width="0cm" draw:shadow-opacity="100%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972cm" fo:min-width="0cm" loext:decorative="false"/>
    </style:style>
    <style:style style:name="gr19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7.53cm" fo:min-width="15.375cm" draw:shadow-opacity="0%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578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24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385cm" fo:min-width="0.135cm" draw:shadow-opacity="50%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87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881cm" loext:decorative="false"/>
      <style:paragraph-properties style:writing-mode="lr-tb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loext:graphic-properties draw:fill="solid" draw:fill-color="#81d41a" draw:opacity="5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solid" draw:fill-color="#ff0000" draw:opacity="50%"/>
      <style:paragraph-properties fo:text-align="center"/>
    </style:style>
    <style:style style:name="P5" style:family="paragraph">
      <loext:graphic-properties draw:fill="solid" draw:fill-color="#808080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00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loext:graphic-properties draw:fill="none" draw:fill-color="#ffffff"/>
      <style:paragraph-properties fo:text-align="end"/>
    </style:style>
    <style:style style:name="T1" style:family="text">
      <style:text-properties fo:font-size="10pt"/>
    </style:style>
    <style:style style:name="T2" style:family="text">
      <style:text-properties fo:font-size="16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7cm" svg:height="1.587cm" svg:x="35.29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07cm" svg:height="4.762cm" svg:x="24.49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62cm" svg:height="3.81cm" svg:x="27.035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795cm" svg:height="12.7cm" svg:x="24.177cm" svg:y="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857cm" svg:height="1.587cm" svg:x="7.35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0.318cm" svg:x="1.952cm" svg:y="6.3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1cm" svg:x="1.635cm" svg:y="6.0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87cm" svg:y1="6.08cm" svg:x2="2.587cm" svg:y2="4.175cm">
          <text:p/>
        </draw:line>
        <draw:line draw:style-name="gr8" draw:text-style-name="P6" draw:layer="layout" svg:x1="2.587cm" svg:y1="4.175cm" svg:x2="7.667cm" svg:y2="4.175cm">
          <text:p/>
        </draw:line>
        <draw:custom-shape draw:style-name="gr9" draw:text-style-name="P7" draw:layer="layout" svg:width="1.27cm" svg:height="0.635cm" svg:x="4.175cm" svg:y="3.85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223cm" svg:height="1.403cm" svg:x="3.557cm" svg:y="5.645cm">
          <draw:text-box>
            <text:p>12V DC</text:p>
            <text:p>Supply</text:p>
          </draw:text-box>
        </draw:frame>
        <draw:frame draw:style-name="gr10" draw:text-style-name="P8" draw:layer="layout" svg:width="2.54cm" svg:height="1.403cm" svg:x="3.54cm" svg:y="2.454cm">
          <draw:text-box>
            <text:p>DC Supply</text:p>
            <text:p>4A Fuse</text:p>
          </draw:text-box>
        </draw:frame>
        <draw:line draw:style-name="gr8" draw:text-style-name="P6" draw:layer="layout" svg:x1="9.89cm" svg:y1="4.175cm" svg:x2="12.747cm" svg:y2="4.175cm">
          <text:p/>
        </draw:line>
        <draw:line draw:style-name="gr8" draw:text-style-name="P6" draw:layer="layout" svg:x1="7.667cm" svg:y1="4.175cm" svg:x2="9.89cm" svg:y2="3.222cm">
          <text:p/>
        </draw:line>
        <draw:custom-shape draw:style-name="gr11" draw:text-style-name="P9" draw:layer="layout" svg:width="0.317cm" svg:height="0.318cm" svg:x="9.739cm" svg:y="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8cm" svg:height="0.317cm" svg:x="7.524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857cm" svg:height="1.403cm" svg:x="7.35cm" svg:y="1.502cm">
          <draw:text-box>
            <text:p>LV Master</text:p>
            <text:p>Switch</text:p>
          </draw:text-box>
        </draw:frame>
        <draw:line draw:style-name="gr8" draw:text-style-name="P6" draw:layer="layout" svg:x1="14.97cm" svg:y1="4.175cm" svg:x2="28.94cm" svg:y2="4.175cm">
          <text:p/>
        </draw:line>
        <draw:custom-shape draw:style-name="gr12" draw:text-style-name="P4" draw:layer="layout" svg:width="0.635cm" svg:height="0.635cm" svg:x="14.335cm" svg:y="23.6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36cm" svg:height="0.635cm" svg:x="11.478cm" svg:y="23.659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81cm" svg:height="0.953cm" svg:x="14.97cm" svg:y="23.659cm">
          <draw:text-box>
            <text:p>Physical Switch</text:p>
          </draw:text-box>
        </draw:frame>
        <draw:frame draw:style-name="gr14" draw:text-style-name="P8" draw:layer="layout" svg:width="1.587cm" svg:height="0.953cm" svg:x="12.113cm" svg:y="23.659cm">
          <draw:text-box>
            <text:p>PCB</text:p>
          </draw:text-box>
        </draw:frame>
        <draw:frame draw:style-name="gr10" draw:text-style-name="P8" draw:layer="layout" svg:width="5.616cm" svg:height="1.403cm" svg:x="24.594cm" svg:y="1.341cm">
          <draw:text-box>
            <text:p>Accumulator Enclosure</text:p>
          </draw:text-box>
        </draw:frame>
        <draw:line draw:style-name="gr8" draw:text-style-name="P6" draw:layer="layout" svg:x1="28.94cm" svg:y1="3.857cm" svg:x2="28.94cm" svg:y2="4.492cm">
          <text:p/>
        </draw:line>
        <draw:line draw:style-name="gr8" draw:text-style-name="P6" draw:layer="layout" svg:x1="29.258cm" svg:y1="3.857cm" svg:x2="29.258cm" svg:y2="4.492cm">
          <text:p/>
        </draw:line>
        <draw:line draw:style-name="gr8" draw:text-style-name="P6" draw:layer="layout" svg:x1="29.258cm" svg:y1="4.175cm" svg:x2="32.115cm" svg:y2="4.175cm">
          <text:p/>
        </draw:line>
        <draw:line draw:style-name="gr8" draw:text-style-name="P6" draw:layer="layout" svg:x1="32.116cm" svg:y1="3.857cm" svg:x2="32.116cm" svg:y2="4.492cm">
          <text:p/>
        </draw:line>
        <draw:line draw:style-name="gr8" draw:text-style-name="P6" draw:layer="layout" svg:x1="32.433cm" svg:y1="3.857cm" svg:x2="32.433cm" svg:y2="4.492cm">
          <text:p/>
        </draw:line>
        <draw:line draw:style-name="gr8" draw:text-style-name="P6" draw:layer="layout" svg:x1="33.067cm" svg:y1="4.175cm" svg:x2="32.433cm" svg:y2="4.175cm">
          <text:p/>
        </draw:line>
        <draw:line draw:style-name="gr8" draw:text-style-name="P6" draw:layer="layout" svg:x1="33.067cm" svg:y1="4.175cm" svg:x2="33.067cm" svg:y2="8.302cm">
          <text:p/>
        </draw:line>
        <draw:frame draw:style-name="gr10" draw:text-style-name="P8" draw:layer="layout" svg:width="1.587cm" svg:height="1.403cm" svg:x="28.305cm" svg:y="4.492cm">
          <draw:text-box>
            <text:p>IMD</text:p>
            <text:p>Relay</text:p>
          </draw:text-box>
        </draw:frame>
        <draw:frame draw:style-name="gr10" draw:text-style-name="P8" draw:layer="layout" svg:width="1.587cm" svg:height="1.403cm" svg:x="31.48cm" svg:y="4.492cm">
          <draw:text-box>
            <text:p>AMS</text:p>
            <text:p>Relay</text:p>
          </draw:text-box>
        </draw:frame>
        <draw:frame draw:style-name="gr15" draw:text-style-name="P8" draw:layer="layout" svg:width="4.965cm" svg:height="0.827cm" svg:x="27.102cm" svg:y="2.757cm">
          <draw:text-box>
            <text:p>Low Voltage AMS PCB</text:p>
          </draw:text-box>
        </draw:frame>
        <draw:custom-shape draw:style-name="gr1" draw:text-style-name="P1" draw:layer="layout" svg:width="0.317cm" svg:height="1.587cm" svg:x="34.972cm" svg:y="7.985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33.067cm" svg:y1="8.302cm" svg:x2="36.242cm" svg:y2="8.302cm">
          <text:p/>
        </draw:line>
        <draw:line draw:style-name="gr8" draw:text-style-name="P10" draw:layer="layout" svg:x1="36.242cm" svg:y1="9.255cm" svg:x2="34.337cm" svg:y2="9.255cm">
          <text:p/>
        </draw:line>
        <draw:custom-shape draw:style-name="gr16" draw:text-style-name="P1" draw:layer="layout" svg:width="0.317cm" svg:height="3.175cm" svg:x="23.86cm" svg:y="3.54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539cm" svg:height="2.555cm" svg:x="34.973cm" svg:y="6.582cm">
          <draw:text-box>
            <text:p>TSMP Interlock</text:p>
          </draw:text-box>
        </draw:frame>
        <draw:line draw:style-name="gr8" draw:text-style-name="P10" draw:layer="layout" svg:x1="36.242cm" svg:y1="8.302cm" svg:x2="36.242cm" svg:y2="9.255cm">
          <text:p/>
        </draw:line>
        <draw:line draw:style-name="gr8" draw:text-style-name="P10" draw:layer="layout" svg:x1="16.557cm" svg:y1="5.127cm" svg:x2="26.4cm" svg:y2="5.127cm">
          <text:p/>
        </draw:line>
        <draw:line draw:style-name="gr8" draw:text-style-name="P10" draw:layer="layout" svg:x1="16.875cm" svg:y1="6.08cm" svg:x2="26.082cm" svg:y2="6.08cm">
          <text:p/>
        </draw:line>
        <draw:line draw:style-name="gr8" draw:text-style-name="P10" draw:layer="layout" svg:x1="33.702cm" svg:y1="9.255cm" svg:x2="26.4cm" svg:y2="9.255cm">
          <text:p/>
        </draw:line>
        <draw:line draw:style-name="gr8" draw:text-style-name="P10" draw:layer="layout" svg:x1="26.4cm" svg:y1="9.255cm" svg:x2="26.4cm" svg:y2="5.127cm">
          <text:p/>
        </draw:line>
        <draw:frame draw:style-name="gr10" draw:text-style-name="P8" draw:layer="layout" svg:width="5.616cm" svg:height="1.403cm" svg:x="11.477cm" svg:y="18.964cm">
          <draw:text-box>
            <text:p>Charging Cart Enclosure</text:p>
          </draw:text-box>
        </draw:frame>
        <draw:custom-shape draw:style-name="gr18" draw:text-style-name="P9" draw:layer="layout" svg:width="0.318cm" svg:height="2.222cm" svg:x="17.192cm" svg:y="9.2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5.875cm" svg:height="17.78cm" svg:x="1.317cm" svg:y="1.317cm">
          <text:p/>
          <draw:enhanced-geometry svg:viewBox="0 0 21600 21600" draw:mirror-vertical="true" draw:type="rectangle" draw:enhanced-path="M 0 0 L 21600 0 21600 21600 0 21600 0 0 Z N"/>
        </draw:custom-shape>
        <draw:line draw:style-name="gr8" draw:text-style-name="P10" draw:layer="layout" svg:x1="16.557cm" svg:y1="5.127cm" svg:x2="16.557cm" svg:y2="9.572cm">
          <text:p/>
        </draw:line>
        <draw:line draw:style-name="gr8" draw:text-style-name="P10" draw:layer="layout" svg:x1="15.922cm" svg:y1="11.16cm" svg:x2="18.145cm" svg:y2="11.16cm">
          <text:p/>
        </draw:line>
        <draw:line draw:style-name="gr8" draw:text-style-name="P10" draw:layer="layout" svg:x1="15.922cm" svg:y1="11.16cm" svg:x2="15.922cm" svg:y2="13.7cm">
          <text:p/>
        </draw:line>
        <draw:line draw:style-name="gr8" draw:text-style-name="P10" draw:layer="layout" svg:x1="18.145cm" svg:y1="9.572cm" svg:x2="16.557cm" svg:y2="9.572cm">
          <text:p/>
        </draw:line>
        <draw:line draw:style-name="gr8" draw:text-style-name="P10" draw:layer="layout" svg:x1="15.922cm" svg:y1="11.16cm" svg:x2="15.922cm" svg:y2="6.08cm">
          <text:p/>
        </draw:line>
        <draw:frame draw:style-name="gr10" draw:text-style-name="P8" draw:layer="layout" svg:width="5.616cm" svg:height="1.403cm" svg:x="17.291cm" svg:y="8.169cm">
          <draw:text-box>
            <text:p>Charging Interlock</text:p>
          </draw:text-box>
        </draw:frame>
        <draw:path draw:style-name="gr8" draw:text-style-name="P10" draw:layer="layout" svg:width="0.316cm" svg:height="0.316cm" svg:x="15.922cm" svg:y="13.7cm" svg:viewBox="0 0 317 317" svg:d="M0 0c317 0 317 158 317 158 0 0 0 159-317 159">
          <text:p/>
        </draw:path>
        <draw:path draw:style-name="gr8" draw:text-style-name="P10" draw:layer="layout" svg:width="0.316cm" svg:height="0.316cm" svg:x="15.922cm" svg:y="14.018cm" svg:viewBox="0 0 317 317" svg:d="M0 0c317 0 317 158 317 158 0 0 0 159-317 159">
          <text:p/>
        </draw:path>
        <draw:path draw:style-name="gr8" draw:text-style-name="P10" draw:layer="layout" svg:width="0.316cm" svg:height="0.316cm" svg:x="15.922cm" svg:y="14.335cm" svg:viewBox="0 0 317 317" svg:d="M0 0c317 0 317 158 317 158 0 0 0 159-317 159">
          <text:p/>
        </draw:path>
        <draw:path draw:style-name="gr8" draw:text-style-name="P10" draw:layer="layout" svg:width="0.316cm" svg:height="0.316cm" svg:x="15.922cm" svg:y="14.653cm" svg:viewBox="0 0 317 317" svg:d="M0 0c317 0 317 158 317 158 0 0 0 159-317 159">
          <text:p/>
        </draw:path>
        <draw:line draw:style-name="gr8" draw:text-style-name="P10" draw:layer="layout" svg:x1="15.922cm" svg:y1="14.97cm" svg:x2="15.922cm" svg:y2="15.923cm">
          <text:p/>
        </draw:line>
        <draw:line draw:style-name="gr8" draw:text-style-name="P10" draw:layer="layout" svg:x1="15.604cm" svg:y1="15.923cm" svg:x2="16.239cm" svg:y2="15.923cm">
          <text:p/>
        </draw:line>
        <draw:line draw:style-name="gr8" draw:text-style-name="P10" draw:layer="layout" svg:x1="15.922cm" svg:y1="16.24cm" svg:x2="16.239cm" svg:y2="15.923cm">
          <text:p/>
        </draw:line>
        <draw:line draw:style-name="gr8" draw:text-style-name="P10" draw:layer="layout" svg:x1="15.604cm" svg:y1="15.923cm" svg:x2="15.922cm" svg:y2="16.24cm">
          <text:p/>
        </draw:line>
        <draw:frame draw:style-name="gr10" draw:text-style-name="P8" draw:layer="layout" svg:width="3.175cm" svg:height="1.403cm" svg:x="13.382cm" svg:y="13.7cm">
          <draw:text-box>
            <text:p>Discharge Relay Coil</text:p>
          </draw:text-box>
        </draw:frame>
        <draw:path draw:style-name="gr8" draw:text-style-name="P10" draw:layer="layout" svg:width="0.316cm" svg:height="0.316cm" svg:x="32.433cm" svg:y="11.795cm" svg:viewBox="0 0 317 317" svg:d="M0 0c317 0 317 158 317 158 0 0 0 159-317 159">
          <text:p/>
        </draw:path>
        <draw:path draw:style-name="gr8" draw:text-style-name="P10" draw:layer="layout" svg:width="0.316cm" svg:height="0.316cm" svg:x="32.433cm" svg:y="12.113cm" svg:viewBox="0 0 317 317" svg:d="M0 0c317 0 317 158 317 158 0 0 0 159-317 159">
          <text:p/>
        </draw:path>
        <draw:path draw:style-name="gr8" draw:text-style-name="P10" draw:layer="layout" svg:width="0.316cm" svg:height="0.316cm" svg:x="32.433cm" svg:y="12.43cm" svg:viewBox="0 0 317 317" svg:d="M0 0c317 0 317 158 317 158 0 0 0 159-317 159">
          <text:p/>
        </draw:path>
        <draw:path draw:style-name="gr8" draw:text-style-name="P10" draw:layer="layout" svg:width="0.316cm" svg:height="0.316cm" svg:x="32.433cm" svg:y="12.748cm" svg:viewBox="0 0 317 317" svg:d="M0 0c317 0 317 158 317 158 0 0 0 159-317 159">
          <text:p/>
        </draw:path>
        <draw:line draw:style-name="gr8" draw:text-style-name="P10" draw:layer="layout" svg:x1="32.433cm" svg:y1="13.065cm" svg:x2="32.433cm" svg:y2="14.018cm">
          <text:p/>
        </draw:line>
        <draw:line draw:style-name="gr8" draw:text-style-name="P10" draw:layer="layout" svg:x1="32.115cm" svg:y1="14.018cm" svg:x2="32.75cm" svg:y2="14.018cm">
          <text:p/>
        </draw:line>
        <draw:line draw:style-name="gr8" draw:text-style-name="P10" draw:layer="layout" svg:x1="32.433cm" svg:y1="14.335cm" svg:x2="32.75cm" svg:y2="14.018cm">
          <text:p/>
        </draw:line>
        <draw:line draw:style-name="gr8" draw:text-style-name="P10" draw:layer="layout" svg:x1="32.115cm" svg:y1="14.018cm" svg:x2="32.433cm" svg:y2="14.335cm">
          <text:p/>
        </draw:line>
        <draw:path draw:style-name="gr8" draw:text-style-name="P10" draw:layer="layout" svg:width="0.316cm" svg:height="0.316cm" svg:x="29.458cm" svg:y="11.795cm" svg:viewBox="0 0 317 317" svg:d="M0 0c317 0 317 158 317 158 0 0 0 159-317 159">
          <text:p/>
        </draw:path>
        <draw:path draw:style-name="gr8" draw:text-style-name="P10" draw:layer="layout" svg:width="0.316cm" svg:height="0.316cm" svg:x="29.458cm" svg:y="12.113cm" svg:viewBox="0 0 317 317" svg:d="M0 0c317 0 317 158 317 158 0 0 0 159-317 159">
          <text:p/>
        </draw:path>
        <draw:path draw:style-name="gr8" draw:text-style-name="P10" draw:layer="layout" svg:width="0.316cm" svg:height="0.316cm" svg:x="29.458cm" svg:y="12.43cm" svg:viewBox="0 0 317 317" svg:d="M0 0c317 0 317 158 317 158 0 0 0 159-317 159">
          <text:p/>
        </draw:path>
        <draw:path draw:style-name="gr8" draw:text-style-name="P10" draw:layer="layout" svg:width="0.316cm" svg:height="0.316cm" svg:x="29.458cm" svg:y="12.748cm" svg:viewBox="0 0 317 317" svg:d="M0 0c317 0 317 158 317 158 0 0 0 159-317 159">
          <text:p/>
        </draw:path>
        <draw:line draw:style-name="gr8" draw:text-style-name="P10" draw:layer="layout" svg:x1="29.458cm" svg:y1="13.065cm" svg:x2="29.458cm" svg:y2="14.018cm">
          <text:p/>
        </draw:line>
        <draw:line draw:style-name="gr8" draw:text-style-name="P10" draw:layer="layout" svg:x1="29.14cm" svg:y1="14.018cm" svg:x2="29.775cm" svg:y2="14.018cm">
          <text:p/>
        </draw:line>
        <draw:line draw:style-name="gr8" draw:text-style-name="P10" draw:layer="layout" svg:x1="29.458cm" svg:y1="14.335cm" svg:x2="29.775cm" svg:y2="14.018cm">
          <text:p/>
        </draw:line>
        <draw:line draw:style-name="gr8" draw:text-style-name="P10" draw:layer="layout" svg:x1="29.14cm" svg:y1="14.018cm" svg:x2="29.458cm" svg:y2="14.335cm">
          <text:p/>
        </draw:line>
        <draw:path draw:style-name="gr8" draw:text-style-name="P10" draw:layer="layout" svg:width="0.316cm" svg:height="0.316cm" svg:x="26.383cm" svg:y="11.795cm" svg:viewBox="0 0 317 317" svg:d="M0 0c317 0 317 158 317 158 0 0 0 159-317 159">
          <text:p/>
        </draw:path>
        <draw:path draw:style-name="gr8" draw:text-style-name="P10" draw:layer="layout" svg:width="0.316cm" svg:height="0.316cm" svg:x="26.383cm" svg:y="12.113cm" svg:viewBox="0 0 317 317" svg:d="M0 0c317 0 317 158 317 158 0 0 0 159-317 159">
          <text:p/>
        </draw:path>
        <draw:path draw:style-name="gr8" draw:text-style-name="P10" draw:layer="layout" svg:width="0.316cm" svg:height="0.316cm" svg:x="26.383cm" svg:y="12.43cm" svg:viewBox="0 0 317 317" svg:d="M0 0c317 0 317 158 317 158 0 0 0 159-317 159">
          <text:p/>
        </draw:path>
        <draw:path draw:style-name="gr8" draw:text-style-name="P10" draw:layer="layout" svg:width="0.316cm" svg:height="0.316cm" svg:x="26.383cm" svg:y="12.748cm" svg:viewBox="0 0 317 317" svg:d="M0 0c317 0 317 158 317 158 0 0 0 159-317 159">
          <text:p/>
        </draw:path>
        <draw:line draw:style-name="gr8" draw:text-style-name="P10" draw:layer="layout" svg:x1="26.383cm" svg:y1="13.065cm" svg:x2="26.383cm" svg:y2="14.018cm">
          <text:p/>
        </draw:line>
        <draw:line draw:style-name="gr8" draw:text-style-name="P10" draw:layer="layout" svg:x1="26.065cm" svg:y1="14.018cm" svg:x2="26.7cm" svg:y2="14.018cm">
          <text:p/>
        </draw:line>
        <draw:line draw:style-name="gr8" draw:text-style-name="P10" draw:layer="layout" svg:x1="26.383cm" svg:y1="14.335cm" svg:x2="26.7cm" svg:y2="14.018cm">
          <text:p/>
        </draw:line>
        <draw:line draw:style-name="gr8" draw:text-style-name="P10" draw:layer="layout" svg:x1="26.065cm" svg:y1="14.018cm" svg:x2="26.383cm" svg:y2="14.335cm">
          <text:p/>
        </draw:line>
        <draw:line draw:style-name="gr8" draw:text-style-name="P10" draw:layer="layout" svg:x1="29.457cm" svg:y1="10.207cm" svg:x2="29.457cm" svg:y2="11.795cm">
          <text:p/>
        </draw:line>
        <draw:line draw:style-name="gr8" draw:text-style-name="P10" draw:layer="layout" svg:x1="26.4cm" svg:y1="10.207cm" svg:x2="26.4cm" svg:y2="11.795cm">
          <text:p/>
        </draw:line>
        <draw:line draw:style-name="gr8" draw:text-style-name="P10" draw:layer="layout" svg:x1="32.432cm" svg:y1="10.207cm" svg:x2="32.432cm" svg:y2="10.842cm">
          <text:p/>
        </draw:line>
        <draw:line draw:style-name="gr8" draw:text-style-name="P10" draw:layer="layout" svg:x1="32.115cm" svg:y1="10.842cm" svg:x2="32.75cm" svg:y2="10.842cm">
          <text:p/>
        </draw:line>
        <draw:line draw:style-name="gr8" draw:text-style-name="P10" draw:layer="layout" svg:x1="32.115cm" svg:y1="11.16cm" svg:x2="32.75cm" svg:y2="11.16cm">
          <text:p/>
        </draw:line>
        <draw:line draw:style-name="gr8" draw:text-style-name="P10" draw:layer="layout" svg:x1="32.432cm" svg:y1="11.16cm" svg:x2="32.432cm" svg:y2="11.795cm">
          <text:p/>
        </draw:line>
        <draw:frame draw:style-name="gr20" draw:text-style-name="P11" draw:layer="layout" svg:width="2.539cm" svg:height="1.979cm" svg:x="24.496cm" svg:y="11.838cm">
          <draw:text-box>
            <text:p><text:span text:style-name="T1">Negative AIR Coil</text:span></text:p>
          </draw:text-box>
        </draw:frame>
        <draw:line draw:style-name="gr8" draw:text-style-name="P10" draw:layer="layout" svg:x1="32.432cm" svg:y1="10.207cm" svg:x2="26.4cm" svg:y2="10.207cm">
          <text:p/>
        </draw:line>
        <draw:line draw:style-name="gr8" draw:text-style-name="P10" draw:layer="layout" svg:x1="26.082cm" svg:y1="6.08cm" svg:x2="26.082cm" svg:y2="10.207cm">
          <text:p/>
        </draw:line>
        <draw:line draw:style-name="gr8" draw:text-style-name="P10" draw:layer="layout" svg:x1="26.082cm" svg:y1="10.207cm" svg:x2="26.4cm" svg:y2="10.207cm">
          <text:p/>
        </draw:line>
        <draw:frame draw:style-name="gr21" draw:text-style-name="P11" draw:layer="layout" svg:width="2.222cm" svg:height="1.587cm" svg:x="30.528cm" svg:y="11.795cm">
          <draw:text-box>
            <text:p><text:span text:style-name="T1">Positive AIR Coil</text:span></text:p>
          </draw:text-box>
        </draw:frame>
        <draw:frame draw:style-name="gr17" draw:text-style-name="P11" draw:layer="layout" svg:width="2.858cm" svg:height="2.555cm" svg:x="27.135cm" svg:y="11.795cm">
          <draw:text-box>
            <text:p><text:span text:style-name="T1">Precharge Enable Coil</text:span></text:p>
          </draw:text-box>
        </draw:frame>
        <draw:frame draw:style-name="gr22" draw:text-style-name="P10" draw:layer="layout" svg:width="4.448cm" svg:height="0.828cm" svg:x="29.889cm" svg:y="9.255cm">
          <draw:text-box>
            <text:p>High Voltage PCB</text:p>
          </draw:text-box>
        </draw:frame>
        <draw:custom-shape draw:style-name="gr23" draw:text-style-name="P9" draw:layer="layout" svg:width="0.635cm" svg:height="0.635cm" svg:x="14.335cm" svg:y="22.70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4.762cm" svg:height="0.953cm" svg:x="14.97cm" svg:y="22.706cm">
          <draw:text-box>
            <text:p>Connector / Interlock</text:p>
          </draw:text-box>
        </draw:frame>
        <draw:line draw:style-name="gr8" draw:text-style-name="P6" draw:layer="layout" svg:x1="2.587cm" svg:y1="8.302cm" svg:x2="2.587cm" svg:y2="6.715cm">
          <text:p/>
        </draw:line>
        <draw:line draw:style-name="gr8" draw:text-style-name="P10" draw:layer="layout" svg:x1="2.27cm" svg:y1="8.302cm" svg:x2="2.905cm" svg:y2="8.302cm">
          <text:p/>
        </draw:line>
        <draw:line draw:style-name="gr8" draw:text-style-name="P10" draw:layer="layout" svg:x1="2.27cm" svg:y1="8.302cm" svg:x2="2.587cm" svg:y2="8.62cm">
          <text:p/>
        </draw:line>
        <draw:line draw:style-name="gr8" draw:text-style-name="P10" draw:layer="layout" svg:x1="2.905cm" svg:y1="8.302cm" svg:x2="2.587cm" svg:y2="8.62cm">
          <text:p/>
        </draw:line>
        <draw:frame draw:style-name="gr17" draw:text-style-name="P11" draw:layer="layout" svg:width="3.176cm" svg:height="2.555cm" svg:x="28.822cm" svg:y="10.375cm">
          <draw:text-box>
            <text:p text:style-name="P12"><text:span text:style-name="T1">Precharge</text:span></text:p>
            <text:p text:style-name="P12"><text:span text:style-name="T1">Done Relay</text:span></text:p>
          </draw:text-box>
        </draw:frame>
        <draw:custom-shape draw:style-name="gr24" draw:text-style-name="P7" draw:layer="layout" svg:width="0.635cm" svg:height="0.635cm" svg:x="11.478cm" svg:y="22.70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587cm" svg:height="0.953cm" svg:x="12.113cm" svg:y="22.706cm">
          <draw:text-box>
            <text:p>Fuse</text:p>
          </draw:text-box>
        </draw:frame>
        <draw:path draw:style-name="gr8" draw:text-style-name="P10" draw:layer="layout" svg:width="0.317cm" svg:height="0.621cm" draw:transform="rotate (1.5707963267949) translate (16.253cm 6.08cm)" svg:viewBox="0 0 318 622" svg:d="M0 0c318 0 318 311 318 311 0 0 0 311-318 311">
          <text:p/>
        </draw:path>
        <draw:line draw:style-name="gr8" draw:text-style-name="P10" draw:layer="layout" svg:x1="18.145cm" svg:y1="9.572cm" svg:x2="18.145cm" svg:y2="11.16cm">
          <text:p/>
        </draw:line>
        <draw:frame draw:style-name="gr20" draw:text-style-name="P14" draw:layer="layout" svg:width="6.667cm" svg:height="1.979cm" svg:x="11.16cm" svg:y="20.367cm">
          <draw:text-box>
            <text:p text:style-name="P13">Note:</text:p>
            <text:p text:style-name="P13">- All wiring is yellow 20 AWG</text:p>
            <text:p text:style-name="P13">- PCB traces are 0.5 mm 1oz cu</text:p>
          </draw:text-box>
        </draw:frame>
        <draw:frame draw:style-name="gr25" draw:text-style-name="P14" draw:layer="layout" svg:width="8.255cm" svg:height="3.129cm" svg:x="1cm" svg:y="21.404cm">
          <draw:text-box>
            <text:p text:style-name="P13"><text:span text:style-name="T2">ZRE 2024 – Shutdown Loop Routing</text:span></text:p>
            <text:p text:style-name="P13"><text:span text:style-name="T3">Accumulator Charging</text:span></text:p>
            <text:p text:style-name="P13"><text:span text:style-name="T3">5/15/2024</text:span></text:p>
          </draw:text-box>
        </draw:frame>
        <draw:custom-shape draw:style-name="gr5" draw:text-style-name="P4" draw:layer="layout" svg:width="2.857cm" svg:height="1.587cm" svg:x="12.43cm" svg:y="2.90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747cm" svg:y1="4.175cm" svg:x2="14.97cm" svg:y2="3.222cm">
          <text:p/>
        </draw:line>
        <draw:custom-shape draw:style-name="gr11" draw:text-style-name="P9" draw:layer="layout" svg:width="0.317cm" svg:height="0.318cm" svg:x="14.819cm" svg:y="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18cm" svg:height="0.317cm" svg:x="12.604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857cm" svg:height="1.403cm" svg:x="12.43cm" svg:y="1.502cm">
          <draw:text-box>
            <text:p>Charging Cart E-Stop</text:p>
          </draw:text-box>
        </draw:frame>
        <draw:frame draw:style-name="gr26" draw:text-style-name="P8" draw:layer="layout" svg:width="3.81cm" svg:height="3.131cm" svg:x="34.972cm" svg:y="9.557cm">
          <draw:text-box>
            <text:p>Charging Cart Dummy Connector</text:p>
          </draw:text-box>
        </draw:frame>
        <draw:line draw:style-name="gr8" draw:text-style-name="P10" draw:layer="layout" svg:x1="15.922cm" svg:y1="6.08cm" svg:x2="16.24cm" svg:y2="6.08cm">
          <text:p/>
        </draw:line>
        <draw:line draw:style-name="gr8" draw:text-style-name="P10" draw:layer="layout" svg:x1="32.432cm" svg:y1="11.477cm" svg:x2="34.02cm" svg:y2="11.477cm">
          <text:p/>
        </draw:line>
        <draw:line draw:style-name="gr8" draw:text-style-name="P10" draw:layer="layout" svg:x1="34.02cm" svg:y1="11.477cm" svg:x2="34.02cm" svg:y2="8.62cm">
          <text:p/>
        </draw:line>
        <draw:line draw:style-name="gr8" draw:text-style-name="P10" draw:layer="layout" svg:x1="34.02cm" svg:y1="8.62cm" svg:x2="26.717cm" svg:y2="8.62cm">
          <text:p/>
        </draw:line>
        <draw:line draw:style-name="gr8" draw:text-style-name="P10" draw:layer="layout" svg:x1="26.717cm" svg:y1="4.81cm" svg:x2="26.717cm" svg:y2="8.62cm">
          <text:p/>
        </draw:line>
        <draw:line draw:style-name="gr8" draw:text-style-name="P10" draw:layer="layout" svg:x1="11.16cm" svg:y1="4.81cm" svg:x2="26.717cm" svg:y2="4.81cm">
          <text:p/>
        </draw:line>
        <draw:line draw:style-name="gr8" draw:text-style-name="P10" draw:layer="layout" svg:x1="11.16cm" svg:y1="4.81cm" svg:x2="11.16cm" svg:y2="13.7cm">
          <text:p/>
        </draw:line>
        <draw:path draw:style-name="gr8" draw:text-style-name="P10" draw:layer="layout" svg:width="0.316cm" svg:height="0.316cm" svg:x="11.16cm" svg:y="13.7cm" svg:viewBox="0 0 317 317" svg:d="M0 0c317 0 317 158 317 158 0 0 0 159-317 159">
          <text:p/>
        </draw:path>
        <draw:path draw:style-name="gr8" draw:text-style-name="P10" draw:layer="layout" svg:width="0.316cm" svg:height="0.316cm" svg:x="11.16cm" svg:y="14.018cm" svg:viewBox="0 0 317 317" svg:d="M0 0c317 0 317 158 317 158 0 0 0 159-317 159">
          <text:p/>
        </draw:path>
        <draw:path draw:style-name="gr8" draw:text-style-name="P10" draw:layer="layout" svg:width="0.316cm" svg:height="0.316cm" svg:x="11.16cm" svg:y="14.335cm" svg:viewBox="0 0 317 317" svg:d="M0 0c317 0 317 158 317 158 0 0 0 159-317 159">
          <text:p/>
        </draw:path>
        <draw:path draw:style-name="gr8" draw:text-style-name="P10" draw:layer="layout" svg:width="0.316cm" svg:height="0.316cm" svg:x="11.16cm" svg:y="14.653cm" svg:viewBox="0 0 317 317" svg:d="M0 0c317 0 317 158 317 158 0 0 0 159-317 159">
          <text:p/>
        </draw:path>
        <draw:line draw:style-name="gr8" draw:text-style-name="P10" draw:layer="layout" svg:x1="11.16cm" svg:y1="14.97cm" svg:x2="11.16cm" svg:y2="15.923cm">
          <text:p/>
        </draw:line>
        <draw:line draw:style-name="gr8" draw:text-style-name="P10" draw:layer="layout" svg:x1="10.842cm" svg:y1="15.923cm" svg:x2="11.477cm" svg:y2="15.923cm">
          <text:p/>
        </draw:line>
        <draw:line draw:style-name="gr8" draw:text-style-name="P10" draw:layer="layout" svg:x1="11.16cm" svg:y1="16.24cm" svg:x2="11.477cm" svg:y2="15.923cm">
          <text:p/>
        </draw:line>
        <draw:line draw:style-name="gr8" draw:text-style-name="P10" draw:layer="layout" svg:x1="10.842cm" svg:y1="15.923cm" svg:x2="11.16cm" svg:y2="16.24cm">
          <text:p/>
        </draw:line>
        <draw:frame draw:style-name="gr20" draw:text-style-name="P15" draw:layer="layout" svg:width="3.81cm" svg:height="1.979cm" svg:x="7.35cm" svg:y="13.7cm">
          <draw:text-box>
            <text:p text:style-name="P12">Charger Enable Relay Coil</text:p>
          </draw:text-box>
        </draw:frame>
        <draw:path draw:style-name="gr8" draw:text-style-name="P10" draw:layer="layout" svg:width="0.317cm" svg:height="0.621cm" draw:transform="rotate (1.5707963267949) translate (33.715cm 9.255cm)" svg:viewBox="0 0 318 622" svg:d="M0 0c318 0 318 311 318 311 0 0 0 311-318 311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12:48.168842890</meta:creation-date>
    <dc:date>2024-05-15T19:09:36.816101359</dc:date>
    <meta:editing-duration>PT23H30M22S</meta:editing-duration>
    <meta:editing-cycles>145</meta:editing-cycles>
    <meta:generator>LibreOffice/7.6.5.2$Linux_X86_64 LibreOffice_project/60$Build-2</meta:generator>
    <meta:print-date>2024-05-15T18:35:33.533018542</meta:print-date>
    <meta:printed-by>PDF files</meta:printed-by>
    <meta:document-statistic meta:object-count="134"/>
  </office:meta>
</office:document-meta>
</file>